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0578F49F7A8890C13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6400" draw:marker-start-width="0.279cm" draw:marker-end-width="0.279cm" draw:fill="none" draw:textarea-horizontal-align="justify" draw:textarea-vertical-align="middle" draw:auto-grow-height="false" fo:min-height="0.858cm" fo:min-width="2.34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cc" draw:marker-start-width="0.279cm" draw:marker-end-width="0.279cm" draw:fill="none" draw:textarea-horizontal-align="justify" draw:textarea-vertical-align="middle" draw:auto-grow-height="false" fo:min-height="0.858cm" fo:min-width="2.34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858cm" fo:min-width="2.34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a07a" draw:marker-start-width="0.279cm" draw:marker-end-width="0.279cm" draw:fill="none" draw:textarea-horizontal-align="justify" draw:textarea-vertical-align="middle" draw:auto-grow-height="false" fo:min-height="0.858cm" fo:min-width="2.34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28cm" svg:stroke-color="#006600" draw:marker-start-width="0.242cm" draw:marker-end-width="0.242cm" draw:fill="none" draw:fill-color="#729fcf" draw:textarea-horizontal-align="justify" draw:textarea-vertical-align="middle" draw:auto-grow-height="false" fo:min-height="1.754cm" fo:min-width="1.53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6600" draw:marker-start-width="0.242cm" draw:marker-end-width="0.242cm" draw:fill="none" draw:fill-color="#729fcf" draw:textarea-horizontal-align="justify" draw:textarea-vertical-align="middle" draw:auto-grow-height="false" fo:min-height="1.981cm" fo:min-width="8.135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6600" draw:marker-start-width="0.242cm" draw:marker-end-width="0.242cm" draw:fill="none" draw:fill-color="#729fcf" draw:textarea-horizontal-align="justify" draw:textarea-vertical-align="middle" draw:auto-grow-height="false" fo:min-height="2.262cm" fo:min-width="7.854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6600" draw:marker-start-width="0.242cm" draw:marker-end-width="0.242cm" draw:fill="none" draw:fill-color="#729fcf" draw:textarea-horizontal-align="justify" draw:textarea-vertical-align="middle" draw:auto-grow-height="false" fo:min-height="2.008cm" fo:min-width="1.758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53cm" svg:stroke-color="#ffa07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64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f149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8cm" fo:min-width="2.346cm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274cm" fo:min-width="14.867cm"/>
      <style:paragraph-properties style:writing-mode="lr-tb"/>
    </style:style>
    <style:style style:name="gr18" style:family="graphic" style:parent-style-name="standard">
      <style:graphic-properties svg:stroke-width="0.053cm" svg:stroke-color="#ff1493" draw:marker-start-width="0.279cm" draw:marker-end-width="0.279cm" draw:fill="none" draw:textarea-horizontal-align="justify" draw:textarea-vertical-align="middle" draw:auto-grow-height="false" fo:min-height="0.858cm" fo:min-width="1.62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ff1493" draw:marker-start-width="0.279cm" draw:marker-end-width="0.279cm" draw:fill="none" draw:textarea-horizontal-align="justify" draw:textarea-vertical-align="middle" draw:auto-grow-height="false" fo:min-height="0.858cm" fo:min-width="2.346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0.858cm" fo:min-width="1.4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241cm" svg:height="3.048cm" svg:x="3.032cm" svg:y="9.89cm">
          <draw:image xlink:href="Pictures/100000000000029A000000578F49F7A8890C1394.png" xlink:type="simple" xlink:show="embed" xlink:actuate="onLoad" draw:mime-type="image/png">
            <text:p/>
          </draw:image>
        </draw:frame>
        <draw:custom-shape draw:style-name="gr2" draw:text-style-name="P3" xml:id="id6" draw:id="id6" draw:layer="layout" svg:width="4.064cm" svg:height="1.606cm" svg:x="21.828cm" svg:y="5.699cm">
          <text:p text:style-name="P2"><text:span text:style-name="T1">Linear pro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064cm" svg:height="1.606cm" svg:x="15.097cm" svg:y="4.474cm">
          <text:p text:style-name="P2"><text:span text:style-name="T1">Exponential</text:span></text:p>
          <text:p text:style-name="P2"><text:span text:style-name="T1">pro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064cm" svg:height="1.606cm" svg:x="20.939cm" svg:y="15.904cm">
          <text:p text:style-name="P2"><text:span text:style-name="T1">Parabolic</text:span></text:p>
          <text:p text:style-name="P2"><text:span text:style-name="T1">pro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4.064cm" svg:height="1.606cm" svg:x="8.493cm" svg:y="15.904cm">
          <text:p text:style-name="P2"><text:span text:style-name="T1">Error function</text:span></text:p>
          <text:p text:style-name="P2"><text:span text:style-name="T1">pro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2.032cm" svg:height="2.032cm" svg:x="2.905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8.663cm" svg:height="2.259cm" svg:x="5.545cm" svg:y="10.2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8.382cm" svg:height="2.54cm" svg:x="14.97cm" svg:y="10.1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2.286cm" svg:height="2.286cm" svg:x="23.987cm" svg:y="10.271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3.921cm" svg:y1="12.303cm" svg:x2="10.525cm" svg:y2="15.904cm" draw:start-shape="id1" draw:start-glue-point="2" draw:end-shape="id2" draw:end-glue-point="4" svg:d="M3921 12303c0 2691 6604 891 6604 3601" svg:viewBox="0 0 6605 3602">
          <text:p/>
        </draw:connector>
        <draw:connector draw:style-name="gr10" draw:text-style-name="P1" draw:layer="layout" draw:type="curve" svg:x1="19.161cm" svg:y1="12.684cm" svg:x2="10.525cm" svg:y2="15.904cm" draw:start-shape="id3" draw:start-glue-point="2" draw:end-shape="id2" draw:end-glue-point="4" svg:d="M19161 12684c0 2406-8636 796-8636 3220" svg:viewBox="0 0 8637 3221">
          <text:p/>
        </draw:connector>
        <draw:connector draw:style-name="gr11" draw:text-style-name="P1" draw:layer="layout" draw:type="curve" svg:x1="19.161cm" svg:y1="12.684cm" svg:x2="22.971cm" svg:y2="15.904cm" draw:start-shape="id3" draw:start-glue-point="2" draw:end-shape="id4" draw:end-glue-point="4" svg:d="M19161 12684c0 2406 3810 796 3810 3220" svg:viewBox="0 0 3811 3221">
          <text:p/>
        </draw:connector>
        <draw:connector draw:style-name="gr11" draw:text-style-name="P1" draw:layer="layout" draw:type="curve" svg:x1="25.13cm" svg:y1="12.557cm" svg:x2="22.971cm" svg:y2="15.904cm" draw:start-shape="id5" draw:start-glue-point="2" draw:end-shape="id4" draw:end-glue-point="4" svg:d="M25130 12557c0 2500-2159 827-2159 3347" svg:viewBox="0 0 2160 3348">
          <text:p/>
        </draw:connector>
        <draw:connector draw:style-name="gr12" draw:text-style-name="P1" draw:layer="layout" draw:type="curve" svg:x1="19.161cm" svg:y1="10.144cm" svg:x2="23.86cm" svg:y2="7.305cm" draw:start-shape="id3" draw:start-glue-point="0" draw:end-shape="id6" draw:end-glue-point="8" svg:d="M19161 10144c0-2118 4699-699 4699-2839" svg:viewBox="0 0 4700 2840">
          <text:p/>
        </draw:connector>
        <draw:connector draw:style-name="gr13" draw:text-style-name="P1" draw:layer="layout" draw:type="curve" svg:x1="19.161cm" svg:y1="10.144cm" svg:x2="17.129cm" svg:y2="6.08cm" draw:start-shape="id3" draw:start-glue-point="0" draw:end-shape="id7" draw:end-glue-point="8" svg:d="M19161 10144c0-3037-2032-1006-2032-4064" svg:viewBox="0 0 2033 4065">
          <text:p/>
        </draw:connector>
        <draw:connector draw:style-name="gr14" draw:text-style-name="P1" draw:layer="layout" draw:type="curve" svg:x1="9.876cm" svg:y1="10.298cm" svg:x2="8.239cm" svg:y2="8.194cm" draw:start-shape="id8" draw:start-glue-point="0" draw:end-shape="id9" draw:end-glue-point="8" svg:d="M9876 10298c0-1567-1637-516-1637-2104" svg:viewBox="0 0 1638 2105">
          <text:p/>
        </draw:connector>
        <draw:custom-shape draw:style-name="gr15" draw:text-style-name="P3" xml:id="id10" draw:id="id10" draw:layer="layout" svg:width="4.064cm" svg:height="1.606cm" svg:x="2.216cm" svg:y="6.552cm">
          <text:p text:style-name="P2"><text:span text:style-name="T1">Exponential</text:span></text:p>
          <text:p text:style-name="P2"><text:span text:style-name="T1">pro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3.921cm" svg:y1="10.271cm" svg:x2="4.248cm" svg:y2="8.158cm" draw:start-shape="id1" draw:start-glue-point="0" draw:end-shape="id10" draw:end-glue-point="8" svg:d="M3921 10271c0-1573 327-517 327-2113" svg:viewBox="0 0 328 2114">
          <text:p/>
        </draw:connector>
        <draw:custom-shape draw:style-name="gr17" draw:text-style-name="P1" draw:layer="layout" svg:width="15.367cm" svg:height="1.524cm" svg:x="7.223cm" svg:y="1.381cm">
          <text:p text:style-name="P2">1D solutions of Thermal Profiles</text:p>
          <draw:enhanced-geometry svg:viewBox="0 0 21600 21600" draw:type="rectangle" draw:enhanced-path="M 0 0 L 21600 0 21600 21600 0 21600 0 0 Z N"/>
        </draw:custom-shape>
        <draw:custom-shape draw:style-name="gr18" draw:text-style-name="P3" xml:id="id9" draw:id="id9" draw:layer="layout" svg:width="3.048cm" svg:height="1.606cm" svg:x="6.715cm" svg:y="6.588cm">
          <text:p text:style-name="P2"><text:span text:style-name="T1">Parabolic</text:span></text:p>
          <text:p text:style-name="P2"><text:span text:style-name="T1">Pro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12" draw:id="id12" draw:layer="layout" svg:width="4.064cm" svg:height="1.606cm" svg:x="8.239cm" svg:y="3.794cm">
          <text:p text:style-name="P2"><text:span text:style-name="T1">Nu=48/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1" draw:id="id11" draw:layer="layout" svg:width="2.794cm" svg:height="1.606cm" svg:x="12.811cm" svg:y="7.858cm">
          <text:p text:style-name="P2"><text:span text:style-name="T1">Constant</text:span></text:p>
          <text:p text:style-name="P2"><text:span text:style-name="T1">F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9.876cm" svg:y1="10.298cm" svg:x2="14.208cm" svg:y2="9.464cm" draw:start-shape="id8" draw:start-glue-point="0" draw:end-shape="id11" draw:end-glue-point="8" svg:d="M9876 10298c0-615 4332-198 4332-834" svg:viewBox="0 0 4333 835">
          <text:p/>
        </draw:connector>
        <draw:connector draw:style-name="gr13" draw:text-style-name="P1" draw:layer="layout" draw:type="curve" svg:x1="15.605cm" svg:y1="8.661cm" svg:x2="17.129cm" svg:y2="6.08cm" draw:start-shape="id11" draw:start-glue-point="10" draw:end-shape="id7" draw:end-glue-point="8" svg:d="M15605 8661c1016 0 1524-860 1524-2581" svg:viewBox="0 0 1525 2582">
          <text:p/>
        </draw:connector>
        <draw:connector draw:style-name="gr14" draw:text-style-name="P1" draw:layer="layout" draw:type="curve" svg:x1="19.161cm" svg:y1="10.144cm" svg:x2="10.271cm" svg:y2="5.4cm" draw:start-shape="id3" draw:start-glue-point="0" draw:end-shape="id12" svg:d="M19161 10144c0-3547-8890-1176-8890-4744" svg:viewBox="0 0 8891 4745">
          <text:p/>
        </draw:connector>
        <draw:connector draw:style-name="gr14" draw:text-style-name="P1" draw:layer="layout" draw:type="curve" svg:x1="8.239cm" svg:y1="6.588cm" svg:x2="10.271cm" svg:y2="5.4cm" draw:start-shape="id9" draw:start-glue-point="4" draw:end-shape="id12" draw:end-glue-point="8" svg:d="M8239 6588c0-889 2032-296 2032-1188" svg:viewBox="0 0 2033 11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28T08:22:08.918664673</meta:creation-date>
    <dc:date>2025-01-29T09:44:36.634510465</dc:date>
    <meta:editing-duration>PT21M20S</meta:editing-duration>
    <meta:editing-cycles>5</meta:editing-cycles>
    <meta:generator>LibreOffice/7.3.7.2$Linux_X86_64 LibreOffice_project/30$Build-2</meta:generator>
    <meta:document-statistic meta:object-count="26"/>
  </office:meta>
</office:document-meta>
</file>